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xmlns:xforms="http://www.w3.org/2002/xforms" xmlns:xsd="http://www.w3.org/2001/XMLSchema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2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 style:data-style-name="N37"/>
    <style:style style:name="ce22" style:family="table-cell" style:parent-style-name="Default">
      <style:table-cell-properties fo:background-color="#faa61a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200"/>
    </style:style>
    <style:style style:name="ce25" style:family="table-cell" style:parent-style-name="Default" style:data-style-name="N114"/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6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table:formula="of:=SUM([.A2:.A71])" office:value-type="float" office:value="138" calcext:value-type="float">
            <text:p>138</text:p>
          </table:table-cell>
          <table:table-cell table:style-name="ce2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1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23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1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-04-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-04-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4-28" calcext:value-type="date">
            <text:p>18-04-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-05-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-06-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-06-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-06-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6-22" calcext:value-type="date">
            <text:p>18-06-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-06-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-06-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6-29" calcext:value-type="date">
            <text:p>18-06-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-07-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-07-28</text:p>
          </table:table-cell>
          <table:table-cell table:style-name="ce21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-07-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-08-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-08-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-08-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-08-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-08-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-08-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-08-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-08-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8-11" calcext:value-type="date">
            <text:p>18-08-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13" calcext:value-type="date">
            <text:p>18-08-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-08-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15" calcext:value-type="date">
            <text:p>18-08-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8-17" calcext:value-type="date">
            <text:p>18-08-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20" calcext:value-type="date">
            <text:p>18-08-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-08-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-08-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-08-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-09-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-09-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9-07" calcext:value-type="date">
            <text:p>18-09-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-09-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-09-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-09-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-09-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-09-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9-18" calcext:value-type="date">
            <text:p>18-09-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24" table:formula="of:=SUM([.A2:.A41])" office:value-type="float" office:value="48" calcext:value-type="float">
            <text:p>48</text:p>
          </table:table-cell>
          <table:table-cell table:style-name="ce24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25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27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28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28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,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,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26"/>
        <table:table-column table:style-name="co1" table:default-cell-style-name="ce27"/>
        <table:table-column table:style-name="co1" table:number-columns-repeated="62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26"/>
        <table:table-column table:style-name="co1" table:number-columns-repeated="6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27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27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27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27"/>
          <table:table-cell table:number-columns-repeated="62"/>
        </table:table-row>
        <table:table-row table:style-name="ro1">
          <table:table-cell/>
          <table:table-cell table:style-name="ce27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26"/>
        <table:table-column table:style-name="co1" table:default-cell-style-name="ce26"/>
        <table:table-column table:style-name="co12" table:default-cell-style-name="ce26"/>
        <table:table-column table:style-name="co1" table:number-columns-repeated="1021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27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7" office:value-type="string" calcext:value-type="string">
            <text:p>20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string" calcext:value-type="string">
            <text:p>21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8"/>
        <table:table-column table:style-name="co15" table:default-cell-style-name="ce48"/>
        <table:table-column table:style-name="co16" table:default-cell-style-name="ce48"/>
        <table:table-column table:style-name="co1" table:number-columns-repeated="1021" table:default-cell-style-name="ce26"/>
        <table:table-row table:style-name="ro1">
          <table:table-cell table:style-name="ce47" office:value-type="string" calcext:value-type="string">
            <text:p>Time (in hours)</text:p>
          </table:table-cell>
          <table:table-cell table:style-name="ce47" office:value-type="string" calcext:value-type="string">
            <text:p>Date</text:p>
          </table:table-cell>
          <table:table-cell table:style-name="ce47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9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50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1.5" calcext:value-type="float">
            <text:p>1,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.5" calcext:value-type="float">
            <text:p>2,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9" office:value-type="float" office:value="2.5" calcext:value-type="float">
            <text:p>2,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51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26" table:number-columns-repeated="3"/>
          <table:table-cell table:number-columns-repeated="1021"/>
        </table:table-row>
        <table:table-row table:style-name="ro1">
          <table:table-cell table:style-name="ce26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4P0"/>
    </number:currency-style>
    <number:date-style style:name="N115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6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00/00/00</text:date>, <text:time style:data-style-name="N2" text:time-value="21:00:50.4671260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10T21:02:46.013493414</dc:date>
    <meta:creation-date>2014-12-14T08:12:00Z</meta:creation-date>
    <meta:editing-cycles>555</meta:editing-cycles>
    <meta:editing-duration>PT23H13M53S</meta:editing-duration>
    <meta:generator>LibreOffice/6.4.6.2$Linux_X86_64 LibreOffice_project/40$Build-2</meta:generator>
    <meta:document-statistic meta:table-count="10" meta:cell-count="1659" meta:object-count="0"/>
  </office:meta>
</office:document-meta>
</file>